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bd2ec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f40045a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25" style:family="paragraph" style:parent-style-name="Standard">
      <style:paragraph-properties fo:text-align="center" style:justify-single-word="false"/>
      <style:text-properties officeooo:paragraph-rsid="102f2d76"/>
    </style:style>
    <style:style style:name="P26" style:family="paragraph" style:parent-style-name="Standard">
      <style:text-properties officeooo:paragraph-rsid="110daef5"/>
    </style:style>
    <style:style style:name="P27" style:family="paragraph" style:parent-style-name="Footnote">
      <style:text-properties fo:color="#000000" loext:opacity="100%" style:font-name="Liberation Sans" fo:font-size="10pt" fo:language="en" fo:country="GB" officeooo:rsid="0b8e0034" officeooo:paragraph-rsid="10ada97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8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29" style:family="paragraph" style:parent-style-name="Standard">
      <style:paragraph-properties fo:text-align="center" style:justify-single-word="false"/>
      <style:text-properties officeooo:paragraph-rsid="0daef67d"/>
    </style:style>
    <style:style style:name="P30" style:family="paragraph" style:parent-style-name="Standard">
      <style:text-properties officeooo:paragraph-rsid="0f3ae219"/>
    </style:style>
    <style:style style:name="P31" style:family="paragraph" style:parent-style-name="Standard">
      <style:text-properties officeooo:paragraph-rsid="108f7f78"/>
    </style:style>
    <style:style style:name="P32" style:family="paragraph" style:parent-style-name="Standard">
      <style:text-properties officeooo:paragraph-rsid="1032d175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officeooo:paragraph-rsid="0c8364eb"/>
    </style:style>
    <style:style style:name="P36" style:family="paragraph" style:parent-style-name="Standard">
      <style:text-properties officeooo:paragraph-rsid="10bf48d6"/>
    </style:style>
    <style:style style:name="P3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38" style:family="paragraph" style:parent-style-name="Standard">
      <style:paragraph-properties fo:text-align="center" style:justify-single-word="false"/>
      <style:text-properties officeooo:paragraph-rsid="0db0d4d1"/>
    </style:style>
    <style:style style:name="P3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40" style:family="paragraph" style:parent-style-name="Standard">
      <style:text-properties officeooo:paragraph-rsid="0daa4aef"/>
    </style:style>
    <style:style style:name="P4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break-before="page"/>
      <style:text-properties fo:color="#000000" loext:opacity="100%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Footnote">
      <style:text-properties fo:language="en" fo:country="GB" officeooo:paragraph-rsid="109547eb" fo:background-color="transparent"/>
    </style:style>
    <style:style style:name="P46" style:family="paragraph" style:parent-style-name="Footnote">
      <style:text-properties officeooo:paragraph-rsid="0fa0ab6e"/>
    </style:style>
    <style:style style:name="P47" style:family="paragraph" style:parent-style-name="Footnote">
      <style:text-properties officeooo:paragraph-rsid="10a9a4d5"/>
    </style:style>
    <style:style style:name="P48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49" style:family="paragraph" style:parent-style-name="Standard">
      <style:paragraph-properties fo:text-align="center" style:justify-single-word="false"/>
      <style:text-properties officeooo:paragraph-rsid="0eb4913f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Footnote">
      <style:text-properties fo:language="en" fo:country="GB" officeooo:paragraph-rsid="10ada976"/>
    </style:style>
    <style:style style:name="P5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text-properties officeooo:paragraph-rsid="0f4adb30"/>
    </style:style>
    <style:style style:name="P61" style:family="paragraph" style:parent-style-name="Standard">
      <style:text-properties officeooo:paragraph-rsid="0f6d4ef8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6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4" style:family="paragraph" style:parent-style-name="Standard">
      <style:text-properties officeooo:paragraph-rsid="0ddfbc49"/>
    </style:style>
    <style:style style:name="P6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text-properties officeooo:paragraph-rsid="0f4cd335"/>
    </style:style>
    <style:style style:name="P6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804757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7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78" style:family="paragraph" style:parent-style-name="Standard">
      <style:text-properties officeooo:rsid="0dde9a1c" officeooo:paragraph-rsid="108e66c8"/>
    </style:style>
    <style:style style:name="P79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8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8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85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86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T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10b2f9a7" style:font-size-asian="12pt" style:language-asian="nl" style:country-asian="NL" style:font-name-complex="Bitstream Vera Sans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1" style:family="text">
      <style:text-properties fo:color="#000000" loext:opacity="100%" style:font-name="Liberation Sans" fo:font-size="12pt" fo:language="en" fo:country="GB" fo:font-style="normal" style:text-underline-style="none" officeooo:rsid="10b2f9a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2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10b2f9a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officeooo:rsid="108a88f6"/>
    </style:style>
    <style:style style:name="T38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3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48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9" style:family="text">
      <style:text-properties fo:color="#000000" loext:opacity="100%" fo:font-style="normal" fo:font-weight="normal" officeooo:rsid="0673d7fc" style:font-family-asian="OpenSymbol" style:font-charset-asian="x-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0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5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2" style:family="text">
      <style:text-properties officeooo:rsid="0f981b1c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style:font-name="Liberation Sans" fo:font-size="12pt" fo:language="en" fo:country="GB" style:font-size-asian="12pt" style:font-size-complex="12pt"/>
    </style:style>
    <style:style style:name="T73" style:family="text">
      <style:text-properties style:font-name="Liberation Sans" fo:font-size="12pt" fo:language="en" fo:country="GB" officeooo:rsid="109aaaaa" style:font-size-asian="12pt" style:font-size-complex="12pt"/>
    </style:style>
    <style:style style:name="T74" style:family="text">
      <style:text-properties style:font-name="Liberation Sans" fo:font-size="12pt" fo:language="en" fo:country="GB" officeooo:rsid="108f7f7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be97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10bee31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style:font-name="Liberation Sans" fo:font-size="12pt" fo:language="en" fo:country="GB"/>
    </style:style>
    <style:style style:name="T9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9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5" style:family="text">
      <style:text-properties style:font-name="Liberation Sans" fo:font-size="10pt" fo:language="en" fo:country="GB" style:font-size-asian="10pt" style:font-size-complex="10pt"/>
    </style:style>
    <style:style style:name="T10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cba1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b1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a4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2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10b8f9dd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0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31" style:family="text">
      <style:text-properties fo:color="#000000" loext:opacity="100%" fo:language="en" fo:country="GB" officeooo:rsid="10555e93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addc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44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8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50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2" style:family="text">
      <style:text-properties officeooo:rsid="105f1264"/>
    </style:style>
    <style:style style:name="T153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/>
    </style:style>
    <style:style style:name="T154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 officeooo:rsid="105f1264"/>
    </style:style>
    <style:style style:name="T155" style:family="text">
      <style:text-properties fo:font-variant="normal" fo:text-transform="none" fo:color="#000000" loext:opacity="87%" fo:letter-spacing="normal" fo:font-style="normal" officeooo:rsid="106260b1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65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166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7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178" style:family="text">
      <style:text-properties fo:language="en" fo:country="GB" officeooo:rsid="1052c7f3"/>
    </style:style>
    <style:style style:name="T179" style:family="text">
      <style:text-properties fo:language="en" fo:country="GB" officeooo:rsid="105c8aaa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style:font-name="Liberation Sans" fo:font-size="12pt" fo:language="en" fo:country="GB" officeooo:rsid="0d1ec96e" style:font-size-asian="12pt" style:font-size-complex="12pt"/>
    </style:style>
    <style:style style:name="T205" style:family="text">
      <style:text-properties style:font-name="Liberation Sans" fo:font-size="12pt" fo:language="en" fo:country="GB" officeooo:rsid="109b8b05" style:font-size-asian="12pt" style:font-size-complex="12pt"/>
    </style:style>
    <style:style style:name="T206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style:font-name="Liberation Sans" fo:font-size="12pt" fo:language="en" fo:country="GB" officeooo:rsid="0f51b898"/>
    </style:style>
    <style:style style:name="T21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30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1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2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hecklist for installing </text:span><text:span text:style-name="T1"><text:user-field-get text:name="Distro">Rocky Linux</text:user-field-get></text:span><text:span text:style-name="T1"><text:s/></text:span><text:span text:style-name="T2">Desktop/</text:span><text:span text:style-name="T3">Workstation</text:span><text:span text:style-name="T4">.</text:span></text:p>
      <text:p text:style-name="P2"><text:span text:style-name="Strong_20_Emphasis"><text:span text:style-name="T5"/></text:span></text:p>
      <text:p text:style-name="P3"><text:span text:style-name="Strong_20_Emphasis"><text:span text:style-name="T6"/></text:span></text:p>
      <text:p text:style-name="P4">Fill in the text box after &lt;...&gt;</text:p>
      <text:p text:style-name="P5"><text:span text:style-name="T7">&lt;user&gt;</text:span><text:span text:style-name="T8"><text:tab/><text:tab/></text:span><text:span text:style-name="T9"> <text:tab/><text:tab/><text:tab/> </text:span><text:span text:style-name="T10"><draw:control text:anchor-type="as-char" svg:y="-0.4cm" draw:z-index="4" draw:name="Gebruiker" draw:style-name="gr1" draw:text-style-name="P6" svg:width="6.002cm" svg:height="0.5cm" draw:control="control3"><svg:title>Gebruiker</svg:title><svg:desc>Volledige naam, bijv. Jan Stek</svg:desc></draw:control></text:span><text:span text:style-name="T10"><text:tab/></text:span><text:span text:style-name="T11">e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a</text:span><text:span text:style-name="T17">me</text:span><text:span text:style-name="T14">&gt;</text:span><text:span text:style-name="T18"><text:tab/><text:tab/><text:tab/> </text:span><text:span text:style-name="T18"><draw:control text:anchor-type="as-char" svg:y="-0.4cm" draw:z-index="10" draw:name="Gberuikersnaam 2" draw:style-name="gr1" draw:text-style-name="P6" svg:width="6.002cm" svg:height="0.5cm" draw:control="control9"><svg:title>Gebruikersnaam</svg:title><svg:desc>Korte naam, bijv. jan</svg:desc></draw:control></text:span><text:span text:style-name="T18"><text:tab/></text:span><text:span text:style-name="T19">e.g.</text:span><text:span text:style-name="T20"> </text:span><text:span text:style-name="T21">karel</text:span></text:p>
      <text:p text:style-name="P8"><text:span text:style-name="T14">&lt;</text:span><text:span text:style-name="T22">computern</text:span><text:span text:style-name="T23">a</text:span><text:span text:style-name="T22">me</text:span><text:span text:style-name="T14">&gt;</text:span><text:span text:style-name="T24"><text:tab/> </text:span><text:span text:style-name="T16"><draw:control text:anchor-type="as-char" svg:y="-0.4cm" draw:z-index="5" draw:name="Computernaam" draw:style-name="gr1" draw:text-style-name="P6" svg:width="6.002cm" svg:height="0.5cm" draw:control="control4"><svg:title>Computernaam</svg:title><svg:desc>Unieke naam van de computer</svg:desc></draw:control></text:span><text:span text:style-name="T16"><text:tab/></text:span><text:span text:style-name="T25">e.g.</text:span><text:span text:style-name="T26"> </text:span><text:span text:style-name="T27">pc0</text:span><text:span text:style-name="T28">1</text:span></text:p>
      <text:p text:style-name="P9"><text:span text:style-name="T7">&lt;</text:span><text:span text:style-name="T29">user</text:span><text:span text:style-name="T7">&gt;</text:span><text:span text:style-name="T30"><text:tab/><text:tab/></text:span><text:span text:style-name="T9"> <text:tab/><text:tab/><text:tab/> </text:span><text:span text:style-name="T10"><draw:control text:anchor-type="as-char" svg:y="-0.4cm" draw:z-index="8" draw:name="Gebruiker 1" draw:style-name="gr1" draw:text-style-name="P6" svg:width="6.002cm" svg:height="0.5cm" draw:control="control7"><svg:title>Gebruiker</svg:title><svg:desc>Volledige naam, bijv. Jan Stek</svg:desc></draw:control></text:span><text:span text:style-name="T10"><text:tab/></text:span><text:span text:style-name="T31">any additional users</text:span></text:p>
      <text:p text:style-name="P7"><text:span text:style-name="T7">&lt;</text:span><text:span text:style-name="T29">user</text:span><text:span text:style-name="T32">n</text:span><text:span text:style-name="T33">a</text:span><text:span text:style-name="T34">me</text:span><text:span text:style-name="T7">&gt;</text:span><text:span text:style-name="T35"><text:tab/><text:tab/><text:tab/> </text:span><text:span text:style-name="T18"><draw:control text:anchor-type="as-char" svg:y="-0.4cm" draw:z-index="9" draw:name="Gberuikersnaam 1" draw:style-name="gr1" draw:text-style-name="P6" svg:width="6.002cm" svg:height="0.5cm" draw:control="control8"><svg:title>Gebruikersnaam</svg:title><svg:desc>Korte naam, bijv. jan</svg:desc></draw:control></text:span><text:span text:style-name="T18"><text:tab/></text:span><text:span text:style-name="T36">any additional users</text:span></text:p>
      <text:p text:style-name="P10"><text:span text:style-name="T37">r</text:span>eplace &lt;...&gt; in this checklist with the value in the text box.</text:p>
      <text:p text:style-name="P11"/>
      <text:p text:style-name="P11"/>
      <text:p text:style-name="P12"><text:span text:style-name="Strong_20_Emphasis"><text:span text:style-name="T38">Not yet on Linux?</text:span></text:span><text:span text:style-name="T39"><text:tab/></text:span><text:span text:style-name="T40">Use</text:span><text:span text:style-name="T41"> </text:span><text:span text:style-name="Strong_20_Emphasis"><text:span text:style-name="T42">Checklist </text:span></text:span><text:span text:style-name="Strong_20_Emphasis"><text:span text:style-name="T43">transfer</text:span></text:span><text:span text:style-name="T41"> o</text:span><text:span text:style-name="T44">n</text:span><text:span text:style-name="T41"> </text:span><text:a xlink:type="simple" xlink:href="https://karelzimmer.nl/html/en/home.html" text:style-name="Internet_20_link" text:visited-style-name="Visited_20_Internet_20_Link"><text:span text:style-name="Internet_20_link"><text:span text:style-name="T45">karelzimmer.nl/en</text:span></text:span></text:a><text:span text:style-name="T46">.</text:span></text:p>
      <text:p text:style-name="P13"><text:span text:style-name="Strong_20_Emphasis"><text:span text:style-name="T47">New installation?</text:span></text:span><text:span text:style-name="T48"><text:tab/><text:tab/></text:span><text:span text:style-name="T49">Start at chapter</text:span><text:span text:style-name="T48"> </text:span><text:span text:style-name="Strong_20_Emphasis"><text:span text:style-name="T47"><text:bookmark-ref text:reference-format="page" text:ref-name="__RefNumPara__4009_1271708128">2</text:bookmark-ref></text:span></text:span><text:span text:style-name="Strong_20_Emphasis"><text:span text:style-name="T47"><text:s text:c="2"/></text:span></text:span><text:span text:style-name="Strong_20_Emphasis"><text:span text:style-name="T50"><text:bookmark-ref text:reference-format="text" text:ref-name="__RefNumPara__4009_1271708128">Perform installation</text:bookmark-ref></text:span></text:span><text:span text:style-name="T51">.</text:span></text:p>
      <text:p text:style-name="P14"/>
      <text:p text:style-name="P14"/>
      <text:list text:style-name="L1">
        <text:list-item>
          <text:p text:style-name="P15"><text:bookmark-start text:name="__RefNumPara__4083_1271708128"/>Prepar<text:span text:style-name="T52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7" draw:name="Vorm3_0" draw:style-name="gr2" draw:text-style-name="P1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12" draw:name="Vorm3_ 1" draw:style-name="gr2" draw:text-style-name="P19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20"><text:span text:style-name="T54">Log in as </text:span><text:span text:style-name="T55">&lt;user&gt;</text:span><text:span text:style-name="T56"><text:note text:id="ftn1" text:note-class="footnote"><text:note-citation>1</text:note-citation><text:note-body><text:p text:style-name="P21"><text:span text:style-name="T57">Login any additional </text:span><text:span text:style-name="T58">user</text:span><text:span text:style-name="T59">s</text:span><text:span text:style-name="T60"> </text:span><text:span text:style-name="T57">and follow the same steps.</text:span></text:p></text:note-body></text:note></text:span><text:span text:style-name="T61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5" draw:name="Vorm 4" draw:style-name="gr2" draw:text-style-name="P1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<text:span text:style-name="T63">T</text:span><text:span text:style-name="T64">ype</text:span><text:span text:style-name="T65"> </text:span><text:span text:style-name="User_20_Entry"><text:span text:style-name="T66">t</text:span></text:span><text:span text:style-name="User_20_Entry"><text:span text:style-name="T67">erm</text:span></text:span><text:span text:style-name="T68"> on the activities overview</text:span><text:span text:style-name="T69"><text:note text:id="ftn2" text:note-class="footnote"><text:note-citation>2</text:note-citation><text:note-body><text:p text:style-name="P27">Press the Super (Windows/command/magnifier) key or click in the upper left corner.</text:p></text:note-body></text:note></text:span><text:span text:style-name="T68"> and click on the </text:span><text:span text:style-name="Strong_20_Emphasis"><text:span text:style-name="T70">Terminal</text:span></text:span><text:span text:style-name="T68"> icon.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><text:span text:style-name="Strong_20_Emphasis"><text:span text:style-name="T71"/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1"/></text:span></text:p>
          </table:table-cell>
          <table:table-cell table:style-name="_31_._5f_Installatie_5f_voorbereiden.D4" office:value-type="string">
            <text:p text:style-name="P30"><text:span text:style-name="T72">Type the </text:span><text:span text:style-name="T73">following </text:span><text:span text:style-name="T74">three</text:span><text:span text:style-name="T72"> commands, each followed by the</text:span><text:span text:style-name="T68"> </text:span><text:span text:style-name="T75">Enter</text:span><text:span text:style-name="T72"> key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P31"><text:span text:style-name="User_20_Entry"><text:span text:style-name="T76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P31"><text:span text:style-name="User_20_Entry"><text:span text:style-name="T77">wget karelzimmer.nl/</text:span></text:span><text:span text:style-name="User_20_Entry"><text:span text:style-name="T78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32"><text:span text:style-name="User_20_Entry"><text:span text:style-name="T77">bash </text:span></text:span><text:span text:style-name="User_20_Entry"><text:span text:style-name="T79">get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4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9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6" draw:name="Vorm 6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7" draw:name="Vorm 7" draw:style-name="gr2" draw:text-style-name="P19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36"><text:span text:style-name="T80">T</text:span><text:span text:style-name="T81">ype </text:span><text:span text:style-name="User_20_Entry"><text:span text:style-name="T82">m</text:span></text:span><text:span text:style-name="User_20_Entry"><text:span text:style-name="T83">enu</text:span></text:span><text:span text:style-name="T81"> </text:span><text:span text:style-name="T68">on the activities overview</text:span><text:span text:style-name="T84">2</text:span><text:span text:style-name="T68"> and click </text:span><text:span text:style-name="T81">the </text:span><text:span text:style-name="Strong_20_Emphasis"><text:span text:style-name="T85">KZ</text:span></text:span><text:span text:style-name="Strong_20_Emphasis"><text:span text:style-name="T86"> Installation menu</text:span></text:span><text:span text:style-name="T81"> icon.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><text:span text:style-name="Strong_20_Emphasis"><text:span text:style-name="T71"/></text:span></text:p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1" office:value-type="string">
            <text:p text:style-name="P40"><text:span text:style-name="T87">Select </text:span><text:span text:style-name="Strong_20_Emphasis"><text:span text:style-name="T88">1</text:span></text:span><text:span text:style-name="T87"> Prepar</text:span><text:span text:style-name="T89">e</text:span><text:span text:style-name="T87"> installation</text:span><text:span text:style-name="T90">. 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12" office:value-type="string">
            <text:p text:style-name="P34">Follow the instructions on the screen.</text:p>
          </table:table-cell>
        </table:table-row>
      </table:table>
      <text:p text:style-name="P42"/>
      <text:list text:continue-numbering="true" text:style-name="L1">
        <text:list-item>
          <text:p text:style-name="P43"><text:bookmark-start text:name="__RefNumPara__4009_1271708128"/><text:span text:style-name="Strong_20_Emphasis"><text:span text:style-name="T91">Perform installation</text:span></text:span>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2" draw:text-style-name="P19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92">Boot the computer from</text:span><text:span text:style-name="T93"><text:note text:id="ftn3" text:note-class="footnote"><text:note-citation>1</text:note-citation><text:note-body><text:p text:style-name="P45"><text:span text:style-name="T94">Boot menu/Setup via one of the </text:span><text:span text:style-name="T95">f</text:span><text:span text:style-name="T94">requently used keys: </text:span><text:span text:style-name="T96">Esc</text:span><text:span text:style-name="T97">, </text:span><text:span text:style-name="T96">Delete</text:span><text:span text:style-name="T97">, </text:span><text:span text:style-name="T96">F1</text:span><text:span text:style-name="T97">, </text:span><text:span text:style-name="T96">F2</text:span><text:span text:style-name="T97">, </text:span><text:span text:style-name="T96">F9</text:span><text:span text:style-name="T97">, </text:span><text:span text:style-name="T96">F10</text:span><text:span text:style-name="T97">, </text:span><text:span text:style-name="T96">F11</text:span><text:span text:style-name="T97">, or </text:span><text:span text:style-name="T96">F12</text:span></text:p></text:note-body></text:note></text:span><text:span text:style-name="T92"> an</text:span><text:span text:style-name="T98"> </text:span><text:span text:style-name="T99"><text:user-field-get text:name="Distro">Rocky Linux</text:user-field-get></text:span><text:span text:style-name="T100"><text:s/></text:span><text:span text:style-name="T101">Desktop/</text:span><text:span text:style-name="T102">Workstation</text:span><text:span text:style-name="T101"> </text:span><text:span text:style-name="T103">L</text:span><text:span text:style-name="T104">ive</text:span><text:span text:style-name="T104"><text:note text:id="ftn4" text:note-class="footnote"><text:note-citation>2</text:note-citation><text:note-body><text:p text:style-name="P46"><text:span text:style-name="T105">From a Live USB stick you can boot and work with </text:span><text:span text:style-name="T106"><text:user-field-get text:name="Distro">Rocky Linux</text:user-field-get></text:span><text:span text:style-name="T106"><text:s/></text:span><text:span text:style-name="T105">without modifying any files on the hard drive and also allows installation of </text:span><text:span text:style-name="T106"><text:user-field-get text:name="Distro">Rocky Linux</text:user-field-get></text:span><text:span text:style-name="T106">.</text:span></text:p></text:note-body></text:note></text:span><text:span text:style-name="T92"> USB stick</text:span><text:span text:style-name="T107"><text:note text:id="ftn5" text:note-class="footnote"><text:note-citation>3</text:note-citation><text:note-body><text:p text:style-name="P47"><text:span text:style-name="T108">Create a bootable USB stick:<text:line-break/></text:span><text:span text:style-name="T109">Download </text:span><text:span text:style-name="T110">for example </text:span><text:span text:style-name="T111">a</text:span><text:span text:style-name="T109"> </text:span><text:span text:style-name="terk_20_accent_20_voetnoot"><text:span text:style-name="T112">Rocky Linux</text:span></text:span><text:span text:style-name="T113"> </text:span><text:span text:style-name="terk_20_accent_20_voetnoot"><text:span text:style-name="T114">Desktop/Workstation Live </text:span></text:span><text:span text:style-name="terk_20_accent_20_voetnoot"><text:span text:style-name="T115">Image </text:span></text:span><text:span text:style-name="terk_20_accent_20_voetnoot"><text:span text:style-name="T112">GNOME </text:span></text:span><text:span text:style-name="T116">from</text:span><text:span text:style-name="T117"> </text:span><text:a xlink:type="simple" xlink:href="https://rockylinux.org/" text:style-name="Internet_20_link" text:visited-style-name="Visited_20_Internet_20_Link"><text:span text:style-name="T118">rockylinux.org</text:span></text:a><text:span text:style-name="T113">.</text:span><text:span text:style-name="Strong_20_Emphasis"><text:span text:style-name="T108"><text:line-break/></text:span></text:span><text:span text:style-name="T119">The next steps are described in </text:span><text:span text:style-name="Sterk_20_accent_20_voetnoot"><text:span text:style-name="T120">Linux informati</text:span></text:span><text:span text:style-name="Sterk_20_accent_20_voetnoot"><text:span text:style-name="T121">on</text:span></text:span><text:span text:style-name="T119">, which can be found at </text:span><text:a xlink:type="simple" xlink:href="https://karelzimmer.nl/en" text:style-name="Internet_20_link" text:visited-style-name="Visited_20_Internet_20_Link"><text:span text:style-name="T122">karelzimmer.nl/en</text:span></text:a><text:span text:style-name="T119">.</text:span></text:p></text:note-body></text:note></text:span><text:span text:style-name="T9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23">Select</text:span><text:span text:style-name="T124"> </text:span><text:span text:style-name="Strong_20_Emphasis"><text:span text:style-name="T125">Start</text:span></text:span><text:span text:style-name="Strong_20_Emphasis"><text:span text:style-name="T126"> </text:span></text:span><text:span text:style-name="Strong_20_Emphasis"><text:span text:style-name="T127"><text:user-field-get text:name="Distro">Rocky Linux</text:user-field-get></text:span></text:span><text:span text:style-name="Strong_20_Emphasis"><text:span text:style-name="T127"><text:s/></text:span></text:span><text:span text:style-name="Strong_20_Emphasis"><text:span text:style-name="T128">Workstation</text:span></text:span><text:span text:style-name="T129"> </text:span><text:span text:style-name="T130">and press the </text:span><text:span text:style-name="T131">Enter</text:span><text:span text:style-name="T132"> </text:span><text:span text:style-name="T133">key</text:span><text:span text:style-name="T13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2" draw:text-style-name="P19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134">Click</text:span><text:span text:style-name="T135"> </text:span><text:span text:style-name="Strong_20_Emphasis"><text:span text:style-name="T136">Install </text:span></text:span><text:span text:style-name="Strong_20_Emphasis"><text:span text:style-name="T137">Rocky Linux</text:span></text:span><text:span text:style-name="T13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138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9"><text:span text:style-name="Strong_20_Emphasis"><text:span text:style-name="T71"><draw:control text:anchor-type="as-char" draw:z-index="30" draw:name="Vorm 15" draw:style-name="gr2" draw:text-style-name="P19" svg:width="0.35cm" svg:height="0.35cm" draw:control="control29"/></text:span></text:span></text:p>
          </table:table-cell>
          <table:table-cell table:style-name="_32_._5f_Installatie_5f_uitvoeren.C3" office:value-type="string">
            <text:p text:style-name="P50"><text:span text:style-name="T139">Connect to the </text:span><text:span text:style-name="T140">network</text:span><text:span text:style-name="T139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2" draw:text-style-name="P19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41">At</text:span><text:span text:style-name="T142"> </text:span><text:span text:style-name="Strong_20_Emphasis"><text:span text:style-name="T141">WELCOME TO ROCKY LINUX</text:span></text:span><text:span text:style-name="T143"> select language and click </text:span><text:span text:style-name="Strong_20_Emphasis"><text:span text:style-name="T144">Continue</text:span></text:span><text:span text:style-name="T1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2" draw:text-style-name="P19" svg:width="0.35cm" svg:height="0.35cm" draw:control="control21"/></text:span></text:p>
          </table:table-cell>
          <table:table-cell table:style-name="_32_._5f_Installatie_5f_uitvoeren.C11" office:value-type="string">
            <text:p text:style-name="Standard"><text:span text:style-name="T146">U</text:span><text:span text:style-name="T147">nder</text:span><text:span text:style-name="T145"> </text:span><text:span text:style-name="Strong_20_Emphasis"><text:span text:style-name="T148">SYSTEM</text:span></text:span><text:span text:style-name="T145"> </text:span><text:span text:style-name="T146">click</text:span><text:span text:style-name="T149"> </text:span><text:span text:style-name="Strong_20_Emphasis"><text:span text:style-name="T148">Installati</text:span></text:span><text:span text:style-name="Strong_20_Emphasis"><text:span text:style-name="T150">on Destination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><text:span text:style-name="T152">Check</text:span><text:span text:style-name="T153"> </text:span><text:span text:style-name="T154">the </text:span><text:span text:style-name="Strong_20_Emphasis"><text:span text:style-name="T155">Device Selection</text:span></text:span><text:span text:style-name="T156"> </text:span><text:span text:style-name="T157">and click </text:span><text:span text:style-name="Strong_20_Emphasis"><text:span text:style-name="T158">Done</text:span></text:span><text:span text:style-name="Strong_20_Emphasis"><text:span text:style-name="T159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2" draw:text-style-name="P19" svg:width="0.35cm" svg:height="0.35cm" draw:control="control22"/></text:span></text:p>
          </table:table-cell>
          <table:table-cell table:style-name="_32_._5f_Installatie_5f_uitvoeren.C11" office:value-type="string">
            <text:p text:style-name="Standard"><text:span text:style-name="T146">U</text:span><text:span text:style-name="T147">nder</text:span><text:span text:style-name="T145"> </text:span><text:span text:style-name="Strong_20_Emphasis"><text:span text:style-name="T148">SYSTEM</text:span></text:span><text:span text:style-name="T145"> </text:span><text:span text:style-name="T146">click</text:span><text:span text:style-name="T149"> </text:span><text:span text:style-name="Strong_20_Emphasis"><text:span text:style-name="T148">Netwerk &amp; </text:span></text:span><text:span text:style-name="Strong_20_Emphasis"><text:span text:style-name="T160">H</text:span></text:span><text:span text:style-name="Strong_20_Emphasis"><text:span text:style-name="T148">ost </text:span></text:span><text:span text:style-name="Strong_20_Emphasis"><text:span text:style-name="T160">N</text:span></text:span><text:span text:style-name="Strong_20_Emphasis"><text:span text:style-name="T148">am</text:span></text:span><text:span text:style-name="Strong_20_Emphasis"><text:span text:style-name="T160">e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6" office:value-type="string">
            <text:p text:style-name="P51"><text:span text:style-name="T161">Enter you</text:span><text:span text:style-name="T162">r</text:span><text:span text:style-name="T163"> </text:span><text:span text:style-name="Strong_20_Emphasis"><text:span text:style-name="T164">Host </text:span></text:span><text:span text:style-name="Strong_20_Emphasis"><text:span text:style-name="T161">N</text:span></text:span><text:span text:style-name="Strong_20_Emphasis"><text:span text:style-name="T164">am</text:span></text:span><text:span text:style-name="Strong_20_Emphasis"><text:span text:style-name="T161">e</text:span></text:span><text:span text:style-name="T165"> &lt;computerna</text:span><text:span text:style-name="T166">me&gt;</text:span><text:span text:style-name="T167"> </text:span><text:span text:style-name="T161">and click </text:span><text:span text:style-name="Strong_20_Emphasis"><text:span text:style-name="T168">Apply</text:span>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6" office:value-type="string">
            <text:p text:style-name="P52"><text:span text:style-name="T169">C</text:span><text:span text:style-name="T170">li</text:span><text:span text:style-name="T169">c</text:span><text:span text:style-name="T170">k </text:span><text:span text:style-name="Strong_20_Emphasis"><text:span text:style-name="T171">Done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6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2" draw:text-style-name="P19" svg:width="0.35cm" svg:height="0.35cm" draw:control="control26"/></text:span></text:p>
          </table:table-cell>
          <table:table-cell table:style-name="_32_._5f_Installatie_5f_uitvoeren.C16" office:value-type="string">
            <text:p text:style-name="Standard"><text:span text:style-name="T172">U</text:span><text:span text:style-name="T147">nder</text:span><text:span text:style-name="T142"> </text:span><text:span text:style-name="Strong_20_Emphasis"><text:span text:style-name="T147">USER SETTINGS</text:span></text:span><text:span text:style-name="T173"> </text:span><text:span text:style-name="T174">click</text:span><text:span text:style-name="T175"> </text:span><text:span text:style-name="Strong_20_Emphasis"><text:span text:style-name="T176">User </text:span></text:span><text:span text:style-name="Strong_20_Emphasis"><text:span text:style-name="T177">C</text:span></text:span><text:span text:style-name="Strong_20_Emphasis"><text:span text:style-name="T176">reation</text:span></text:span><text:span text:style-name="T1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6" office:value-type="string">
            <text:p text:style-name="Standard"><text:span text:style-name="T178">Enter your</text:span><text:span text:style-name="T179"> </text:span><text:span text:style-name="Strong_20_Emphasis"><text:span text:style-name="T180">Full name</text:span></text:span><text:span text:style-name="T181"> </text:span><text:span text:style-name="T7">&lt;user&gt;</text:span><text:span text:style-name="T182">, <text:line-break/></text:span><text:span text:style-name="Strong_20_Emphasis"><text:span text:style-name="T180">User name</text:span></text:span><text:span text:style-name="T181"> &lt;</text:span><text:span text:style-name="T183">username&gt;</text:span><text:span text:style-name="T181">,</text:span></text:p>
            <text:p text:style-name="Standard"><text:span text:style-name="T184">check</text:span><text:span text:style-name="T185"> </text:span><text:span text:style-name="Strong_20_Emphasis"><text:span text:style-name="T186">Ma</text:span></text:span><text:span text:style-name="Strong_20_Emphasis"><text:span text:style-name="T187">ke this user administrator</text:span></text:span><text:span text:style-name="T185">,</text:span></text:p>
            <text:p text:style-name="Standard"><text:span text:style-name="T188">enter a </text:span><text:span text:style-name="Strong_20_Emphasis"><text:span text:style-name="T189">password</text:span></text:span><text:span text:style-name="T188"> twice</text:span><text:span text:style-name="T185"> </text:span><text:span text:style-name="T190">and c</text:span><text:span text:style-name="T185">li</text:span><text:span text:style-name="T191">c</text:span><text:span text:style-name="T185">k </text:span><text:span text:style-name="Strong_20_Emphasis"><text:span text:style-name="T192">Done</text:span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2" draw:text-style-name="P19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93">Click</text:span><text:span text:style-name="T194"> </text:span><text:span text:style-name="Strong_20_Emphasis"><text:span text:style-name="T195">Begin </text:span></text:span><text:span text:style-name="Strong_20_Emphasis"><text:span text:style-name="T196">Installation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2" draw:text-style-name="P19" svg:width="0.35cm" svg:height="0.35cm" draw:control="control28"/></text:span></text:p>
          </table:table-cell>
          <table:table-cell table:style-name="_32_._5f_Installatie_5f_uitvoeren.C22" office:value-type="string">
            <text:p text:style-name="Standard"><text:span text:style-name="T193">Click</text:span><text:span text:style-name="T194"> </text:span><text:span text:style-name="Strong_20_Emphasis"><text:span text:style-name="T197">Finish</text:span></text:span><text:span text:style-name="Strong_20_Emphasis"><text:span text:style-name="T195"> </text:span></text:span><text:span text:style-name="Strong_20_Emphasis"><text:span text:style-name="T196">Installation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2" draw:text-style-name="P19" svg:width="0.35cm" svg:height="0.35cm" draw:control="control25"/></text:span></text:p>
          </table:table-cell>
          <table:table-cell table:style-name="_32_._5f_Installatie_5f_uitvoeren.C26" office:value-type="string">
            <text:p text:style-name="Standard"><text:span text:style-name="T198">Restart the system</text:span><text:span text:style-name="T151">.</text:span></text:p>
          </table:table-cell>
        </table:table-row>
      </table:table>
      <text:p text:style-name="P54"><text:span text:style-name="Strong_20_Emphasis"><text:span text:style-name="T199"/></text:span></text:p>
      <text:list text:continue-numbering="true" text:style-name="L1">
        <text:list-item>
          <text:p text:style-name="P55"><text:span text:style-name="Strong_20_Emphasis"><text:span text:style-name="T200">Finish installation</text:span></text:span></text:p>
        </text:list-item>
      </text:list>
      <text:p text:style-name="P56"><text:span text:style-name="Strong_20_Emphasis"><text:span text:style-name="T20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2" draw:text-style-name="P19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01">Log in as </text:span><text:span text:style-name="T202">&lt;user&gt;</text:span><text:span text:style-name="T201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2" draw:text-style-name="P19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62"><draw:control text:anchor-type="as-char" draw:z-index="18" draw:name="Vorm4" draw:style-name="gr2" draw:text-style-name="P19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26"><text:span text:style-name="T63">T</text:span><text:span text:style-name="T64">ype</text:span><text:span text:style-name="T65"> </text:span><text:span text:style-name="User_20_Entry"><text:span text:style-name="T66">t</text:span></text:span><text:span text:style-name="User_20_Entry"><text:span text:style-name="T67">erm</text:span></text:span><text:span text:style-name="T68"> on the activities overview</text:span><text:span text:style-name="T69"><text:note text:id="ftn6" text:note-class="footnote"><text:note-citation>1</text:note-citation><text:note-body><text:p text:style-name="P57"><text:span text:style-name="T203">Press the Super (Windows/command/magnifier) key or click in the upper left corner.</text:span><text:span text:style-name="T203"/></text:p></text:note-body></text:note></text:span><text:span text:style-name="T68"> and click on the </text:span><text:span text:style-name="Strong_20_Emphasis"><text:span text:style-name="T70">Terminal</text:span></text:span><text:span text:style-name="T68"> icon.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9"><text:span text:style-name="Strong_20_Emphasis"><text:span text:style-name="T71"/></text:span></text:p>
          </table:table-cell>
          <table:table-cell table:style-name="_33_._5f_Installatie_5f_afronden.C6" office:value-type="string">
            <text:p text:style-name="P60"><text:span text:style-name="T204">Type the </text:span><text:span text:style-name="T205">following </text:span><text:span text:style-name="T204">t</text:span><text:span text:style-name="T74">hree</text:span><text:span text:style-name="T204"> commands, each followed by the</text:span><text:span text:style-name="T68"> </text:span><text:span text:style-name="T206">Enter</text:span><text:span text:style-name="T204"> key: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6" office:value-type="string">
            <text:p text:style-name="P31"><text:span text:style-name="User_20_Entry"><text:span text:style-name="T76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8" office:value-type="string">
            <text:p text:style-name="P61"><text:span text:style-name="User_20_Entry"><text:span text:style-name="T77">wget karelzimmer.nl/</text:span></text:span><text:span text:style-name="User_20_Entry"><text:span text:style-name="T78">getkz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9" office:value-type="string">
            <text:p text:style-name="P32"><text:span text:style-name="User_20_Entry"><text:span text:style-name="T77">bash </text:span></text:span><text:span text:style-name="User_20_Entry"><text:span text:style-name="T79">getkz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0" office:value-type="string">
            <text:p text:style-name="P6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1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25"><text:span text:style-name="Strong_20_Emphasis"><text:span text:style-name="T62"><draw:control text:anchor-type="as-char" draw:z-index="19" draw:name="Vorm 3" draw:style-name="gr2" draw:text-style-name="P19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36"><text:span text:style-name="T80">T</text:span><text:span text:style-name="T81">ype </text:span><text:span text:style-name="User_20_Entry"><text:span text:style-name="T82">m</text:span></text:span><text:span text:style-name="User_20_Entry"><text:span text:style-name="T83">enu</text:span></text:span><text:span text:style-name="T81"> </text:span><text:span text:style-name="T68">on the activities overview</text:span><text:span text:style-name="T84">1</text:span><text:span text:style-name="T68"> and click </text:span><text:span text:style-name="T81">the </text:span><text:span text:style-name="Strong_20_Emphasis"><text:span text:style-name="T85">KZ</text:span></text:span><text:span text:style-name="Strong_20_Emphasis"><text:span text:style-name="T86"> Installation menu</text:span></text:span><text:span text:style-name="T81"> icon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6"><text:span text:style-name="Strong_20_Emphasis"><text:span text:style-name="T71"/></text:span></text:p>
          </table:table-cell>
          <table:table-cell table:style-name="_33_._5f_Installatie_5f_afronden.C13" office:value-type="string">
            <text:p text:style-name="P67"><text:span text:style-name="T207">Se</text:span><text:span text:style-name="T208">lect</text:span><text:span text:style-name="T207"> </text:span><text:span text:style-name="Strong_20_Emphasis"><text:span text:style-name="T209">3</text:span></text:span><text:span text:style-name="T210"> </text:span><text:span text:style-name="T211">Finish installatio</text:span><text:span text:style-name="T212">n</text:span><text:span text:style-name="T87">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4" office:value-type="string">
            <text:p text:style-name="P68">Follow the instructions on the screen.</text:p>
          </table:table-cell>
        </table:table-row>
      </table:table>
      <text:p text:style-name="P56"><text:span text:style-name="Strong_20_Emphasis"><text:span text:style-name="T201"/></text:span></text:p>
      <text:list text:continue-numbering="true" text:style-name="L1">
        <text:list-item>
          <text:p text:style-name="P69"><text:span text:style-name="Strong_20_Emphasis"><text:span text:style-name="T213">S</text:span></text:span><text:span text:style-name="Strong_20_Emphasis"><text:span text:style-name="T214">et up user</text:span></text:span></text:p>
        </text:list-item>
      </text:list>
      <text:p text:style-name="P7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2"><text:span text:style-name="Strong_20_Emphasis"><text:span text:style-name="T62"><draw:control text:anchor-type="as-char" draw:z-index="6" draw:name="Vorm40_0" draw:style-name="gr2" draw:text-style-name="P19" svg:width="0.35cm" svg:height="0.35cm" draw:control="control5"/></text:span></text:span></text:p>
          </table:table-cell>
          <table:table-cell table:style-name="Tabel2.A1" office:value-type="string">
            <text:p text:style-name="P72"><text:span text:style-name="Strong_20_Emphasis"><text:span text:style-name="T62"><draw:control text:anchor-type="as-char" draw:z-index="11" draw:name="Vorm40_ 1" draw:style-name="gr2" draw:text-style-name="P19" svg:width="0.35cm" svg:height="0.35cm" draw:control="control10"/></text:span></text:span></text:p>
          </table:table-cell>
          <table:table-cell table:style-name="Tabel2.D1" office:value-type="string">
            <text:p text:style-name="P73"><text:span text:style-name="T215">Log in as</text:span><text:span text:style-name="T201"> </text:span><text:span text:style-name="T202">&lt;user&gt;</text:span><text:span text:style-name="T216"><text:note text:id="ftn7" text:note-class="footnote"><text:note-citation>1</text:note-citation><text:note-body><text:p text:style-name="P74"><text:span text:style-name="T217">Login any additional </text:span><text:span text:style-name="T218">user</text:span><text:span text:style-name="T219">s </text:span><text:span text:style-name="T217">and follow the same steps.</text:span></text:p></text:note-body></text:note></text:span><text:span text:style-name="T201">.</text:span></text:p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D2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7"><text:span text:style-name="Strong_20_Emphasis"><text:span text:style-name="T220"><draw:control text:anchor-type="as-char" draw:z-index="14" draw:name="Vorm4_ 2" draw:style-name="gr2" draw:text-style-name="P19" svg:width="0.35cm" svg:height="0.35cm" draw:control="control13"/></text:span></text:span></text:p>
          </table:table-cell>
          <table:table-cell table:style-name="Tabel2.D2" office:value-type="string">
            <text:p text:style-name="P78"><text:span text:style-name="T221">Follow the welcome screens.</text:span><text:span text:style-name="T222"/></text:p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D2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25"><text:span text:style-name="Strong_20_Emphasis"><text:span text:style-name="T62"><draw:control text:anchor-type="as-char" draw:z-index="20" draw:name="Vorm 8" draw:style-name="gr2" draw:text-style-name="P19" svg:width="0.35cm" svg:height="0.35cm" draw:control="control19"/></text:span></text:span></text:p>
          </table:table-cell>
          <table:table-cell table:style-name="Tabel2.A1" office:value-type="string">
            <text:p text:style-name="P25"><text:span text:style-name="Strong_20_Emphasis"><text:span text:style-name="T62"><draw:control text:anchor-type="as-char" draw:z-index="21" draw:name="Vorm 9" draw:style-name="gr2" draw:text-style-name="P19" svg:width="0.35cm" svg:height="0.35cm" draw:control="control20"/></text:span></text:span></text:p>
          </table:table-cell>
          <table:table-cell table:style-name="Tabel2.D5" office:value-type="string">
            <text:p text:style-name="P36"><text:span text:style-name="T80">T</text:span><text:span text:style-name="T81">ype </text:span><text:span text:style-name="User_20_Entry"><text:span text:style-name="T82">m</text:span></text:span><text:span text:style-name="User_20_Entry"><text:span text:style-name="T83">enu</text:span></text:span><text:span text:style-name="T81"> </text:span><text:span text:style-name="T68">on the activities overview</text:span><text:span text:style-name="T69"><text:note text:id="ftn8" text:note-class="footnote"><text:note-citation>2</text:note-citation><text:note-body><text:p text:style-name="P27">Press the Super (Windows/command/magnifier) key or click in the upper left corner.</text:p></text:note-body></text:note></text:span><text:span text:style-name="T68"> and click </text:span><text:span text:style-name="T81">the </text:span><text:span text:style-name="Strong_20_Emphasis"><text:span text:style-name="T85">KZ</text:span></text:span><text:span text:style-name="Strong_20_Emphasis"><text:span text:style-name="T86"> Installation menu</text:span></text:span><text:span text:style-name="T81"> icon.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6" office:value-type="string">
            <text:p text:style-name="P81"><text:span text:style-name="T223">Select</text:span><text:span text:style-name="T207"> </text:span><text:span text:style-name="Strong_20_Emphasis"><text:span text:style-name="T209">4</text:span></text:span><text:span text:style-name="T224"> </text:span><text:span text:style-name="T225">Set up user</text:span><text:span text:style-name="T87">.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7" office:value-type="string">
            <text:p text:style-name="P82">Follow the instructions on the screen.</text:p>
          </table:table-cell>
        </table:table-row>
      </table:table>
      <text:p text:style-name="P83"/>
      <text:p text:style-name="P84"/>
      <text:p text:style-name="P85"><text:span text:style-name="T226">End of checklist,</text:span><text:span text:style-name="T227"> </text:span><text:span text:style-name="T228"><text:user-field-get text:name="Distro">Rocky Linux</text:user-field-get></text:span><text:span text:style-name="T229"><text:s/></text:span><text:span text:style-name="T230">Desktop/</text:span><text:span text:style-name="T231">Workstation</text:span><text:span text:style-name="T232"> </text:span><text:span text:style-name="T226">installation is complete.</text:span></text:p>
      <text:p text:style-name="P86"/>
      <text:p text:style-name="P87"><text:span text:style-name="T233">Written</text:span><text:span text:style-name="T234"> </text:span><text:span text:style-name="T233">by</text:span><text:span text:style-name="T234"> </text:span><text:a xlink:type="simple" xlink:href="mailto:info@karelzimmer.nl?subject=Checklist%20installation%20Linux" text:style-name="Internet_20_link" text:visited-style-name="Visited_20_Internet_20_Link"><text:span text:style-name="T235">Karel Zimmer</text:span></text:a><text:span text:style-name="T236">.</text:span></text:p>
      <text:p text:style-name="P88"><text:span text:style-name="T237">License </text:span><text:span text:style-name="T238">C</text:span><text:span text:style-name="T239">C0</text:span><text:span text:style-name="T236"> 1.0 </text:span><text:span text:style-name="T240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0"><text:s/></text:span><text:span text:style-name="T240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0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5-10-09T08:35:43.847995810">09/10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09T08:35:43.762759417</dc:date>
    <meta:keyword>Installatie</meta:keyword>
    <meta:keyword>Checklist</meta:keyword>
    <meta:keyword>Linux</meta:keyword>
    <meta:editing-cycles>7025</meta:editing-cycles>
    <meta:editing-duration>P12DT9H58M</meta:editing-duration>
    <meta:printed-by>Karel Zimmer</meta:printed-by>
    <meta:print-date>2023-08-13T09:05:13.063696636</meta:print-date>
    <meta:document-statistic meta:table-count="4" meta:image-count="2" meta:object-count="0" meta:page-count="4" meta:paragraph-count="95" meta:word-count="510" meta:character-count="3285" meta:non-whitespace-character-count="2820"/>
    <meta:user-defined meta:name="Info 1"/>
    <meta:user-defined meta:name="Info 2"/>
    <meta:user-defined meta:name="Info 3"/>
    <meta:user-defined meta:name="Info 4"/>
  </office:meta>
</office:document-meta>
</file>